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rfc-language-tag="es-ES-u-co-trad" fo:language="es" fo:country="ES" fo:font-weight="bold" style:font-weight-asian="bold" style:font-weight-complex="bold"/>
    </style:style>
    <style:style style:name="P3" style:family="paragraph" style:parent-style-name="Standard">
      <style:paragraph-properties fo:text-align="justify" style:justify-single-word="false" loext:word-spacing-minimum="75%" loext:word-spacing-maximum="133%"/>
    </style:style>
    <style:style style:name="P4" style:family="paragraph" style:parent-style-name="Standard">
      <style:paragraph-properties fo:text-align="justify" style:justify-single-word="false" loext:word-spacing-minimum="75%" loext:word-spacing-maximum="133%"/>
      <style:text-properties style:rfc-language-tag="es-ES-u-co-trad" fo:language="es" fo:country="ES"/>
    </style:style>
    <style:style style:name="P5" style:family="paragraph" style:parent-style-name="List_20_Paragraph" style:list-style-name="WWNum1">
      <style:paragraph-properties fo:text-align="justify" style:justify-single-word="false" loext:word-spacing-minimum="75%" loext:word-spacing-maximum="133%"/>
    </style:style>
    <style:style style:name="P6" style:family="paragraph" style:parent-style-name="List_20_Paragraph">
      <style:paragraph-properties fo:text-align="justify" style:justify-single-word="false" loext:word-spacing-minimum="75%" loext:word-spacing-maximum="133%"/>
      <style:text-properties style:rfc-language-tag="es-ES-u-co-trad" fo:language="es" fo:country="ES" fo:font-weight="bold" officeooo:rsid="00064254" officeooo:paragraph-rsid="00064254" style:font-weight-asian="bold" style:font-weight-complex="bold"/>
    </style:style>
    <style:style style:name="P7" style:family="paragraph" style:parent-style-name="Standard">
      <style:paragraph-properties fo:text-align="justify" style:justify-single-word="false" loext:word-spacing-minimum="75%" loext:word-spacing-maximum="133%"/>
      <style:text-properties style:rfc-language-tag="es-ES-u-co-trad" fo:language="es" fo:country="ES" officeooo:paragraph-rsid="00064254"/>
    </style:style>
    <style:style style:name="P8" style:family="paragraph" style:parent-style-name="List_20_Paragraph" style:list-style-name="WWNum1">
      <style:paragraph-properties fo:text-align="justify" style:justify-single-word="false" loext:word-spacing-minimum="75%" loext:word-spacing-maximum="133%"/>
      <style:text-properties style:rfc-language-tag="es-ES-u-co-trad" fo:language="es" fo:country="ES"/>
    </style:style>
    <style:style style:name="P9" style:family="paragraph" style:parent-style-name="List_20_Paragraph" style:list-style-name="WWNum1">
      <style:paragraph-properties fo:text-align="justify" style:justify-single-word="false" loext:word-spacing-minimum="75%" loext:word-spacing-maximum="133%"/>
      <style:text-properties style:rfc-language-tag="es-ES-u-co-trad" fo:language="es" fo:country="ES" fo:font-weight="bold" officeooo:rsid="00064254" officeooo:paragraph-rsid="00064254" style:font-weight-asian="bold" style:font-weight-complex="bold"/>
    </style:style>
    <style:style style:name="P10" style:family="paragraph" style:parent-style-name="Standard">
      <style:paragraph-properties fo:margin-left="0.635cm" fo:text-align="justify" style:justify-single-word="false" loext:word-spacing-minimum="75%" loext:word-spacing-maximum="133%"/>
      <style:text-properties style:rfc-language-tag="es-ES-u-co-trad" fo:language="es" fo:country="ES" officeooo:paragraph-rsid="00064254"/>
    </style:style>
    <style:style style:name="P11" style:family="paragraph" style:parent-style-name="Standard">
      <style:paragraph-properties fo:text-align="justify" style:justify-single-word="false" loext:word-spacing-minimum="75%" loext:word-spacing-maximum="133%"/>
      <style:text-properties style:rfc-language-tag="es-ES-u-co-trad" fo:language="es" fo:country="ES" officeooo:paragraph-rsid="00077064"/>
    </style:style>
    <style:style style:name="P12" style:family="paragraph" style:parent-style-name="List_20_Paragraph" style:list-style-name="WWNum1">
      <style:paragraph-properties fo:text-align="justify" style:justify-single-word="false" loext:word-spacing-minimum="75%" loext:word-spacing-maximum="133%"/>
      <style:text-properties style:rfc-language-tag="es-ES-u-co-trad" fo:language="es" fo:country="ES" fo:font-weight="bold" officeooo:rsid="00077064" officeooo:paragraph-rsid="00077064" style:font-weight-asian="bold" style:font-weight-complex="bold"/>
    </style:style>
    <style:style style:name="T1" style:family="text">
      <style:text-properties style:rfc-language-tag="es-ES-u-co-trad" fo:language="es" fo:country="ES" fo:font-weight="bold" style:font-weight-asian="bold" style:font-weight-complex="bold"/>
    </style:style>
    <style:style style:name="T2" style:family="text">
      <style:text-properties style:rfc-language-tag="es-ES-u-co-trad" fo:language="es" fo:country="ES"/>
    </style:style>
    <style:style style:name="T3" style:family="text">
      <style:text-properties fo:font-weight="bold" officeooo:rsid="00064254" style:font-weight-asian="bold" style:font-weight-complex="bold"/>
    </style:style>
    <style:style style:name="T4" style:family="text">
      <style:text-properties fo:font-weight="bold" officeooo:rsid="000904c2" style:font-weight-asian="bold" style:font-weight-complex="bold"/>
    </style:style>
    <style:style style:name="T5" style:family="text">
      <style:text-properties fo:font-weight="bold" officeooo:rsid="0007706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JERCICIO COMPLETO DE DAFO</text:span><text:span text:style-name="T1"/></text:p>
      <text:p text:style-name="P2" loext:marker-style-name="T1"/>
      <text:p text:style-name="P3" loext:marker-style-name="T2"><text:span text:style-name="T2">Christian, Sergio, Andrea y Gonzalo, exalumnos del IES Trafalgar, han detectado un problema relativo a la escasez de turismo astronómico que existe en el centro de la península.</text:span><text:span text:style-name="T2"/></text:p>
      <text:p text:style-name="P4" loext:marker-style-name="T2"/>
      <text:p text:style-name="P3" loext:marker-style-name="T2"><text:span text:style-name="T2">La solución que proponen a este problema, y que están trabajando es abrir una casa de turismo rural en un pueblo de la Sierra de Gredos, en Ávila, orientada al turismo astronómico. La propuesta de valor es poder divisar el firmamento, sin contaminación lumínica, con equipos semiprofesionales, ofreciendo talleres orientados a sus clientes.</text:span><text:span text:style-name="T2"/></text:p>
      <text:p text:style-name="P4" loext:marker-style-name="T2"/>
      <text:p text:style-name="P3" loext:marker-style-name="T2"><text:span text:style-name="T2">Tras hacer un “trabajo de campo” han llegado a las siguientes conclusiones:</text:span><text:span text:style-name="T2"/></text:p>
      <text:p text:style-name="P4" loext:marker-style-name="T2"/>
      <text:list text:style-name="WWNum1">
        <text:list-item>
          <text:p text:style-name="P5" loext:marker-style-name="T2"><text:span text:style-name="T2">Gonzalo contactó con el Centro de Interpretación de la Naturaleza de la comarca y las estadísticas obtenidas lo dicen todo: el número de visitantes de la zona ha ido creciendo significativamente en los últimos años.</text:span><text:span text:style-name="T2"/></text:p>
        </text:list-item>
      </text:list>
      <text:p text:style-name="P6">oportunidades</text:p>
      <text:list text:continue-numbering="true" text:style-name="WWNum1">
        <text:list-item>
          <text:p text:style-name="P5" loext:marker-style-name="T2"><text:span text:style-name="T2">Tienen vídeos de gente que con su telescopio sube muchos fines de semana a los montes de su localidad a ver la puesta del sol y a divisar los astros nocturnos.</text:span><text:span text:style-name="T2"/></text:p>
        </text:list-item>
      </text:list>
      <text:p text:style-name="P7" loext:marker-style-name="T2"><text:tab/><text:span text:style-name="T3">oportunidades</text:span></text:p>
      <text:list text:continue-numbering="true" text:style-name="WWNum1">
        <text:list-item>
          <text:p text:style-name="P5" loext:marker-style-name="T2"><text:span text:style-name="T2">Andrea y Gonzalo tienen conocimientos en astronomía, y han realizado distintos cursos y talleres en este campo.</text:span><text:span text:style-name="T2"/></text:p>
        </text:list-item>
      </text:list>
      <text:p text:style-name="P7" loext:marker-style-name="T2"><text:tab/><text:span text:style-name="T3">fortaleza</text:span></text:p>
      <text:list text:continue-numbering="true" text:style-name="WWNum1">
        <text:list-item>
          <text:p text:style-name="P5" loext:marker-style-name="T2"><text:span text:style-name="T2">Los equipos de observación del firmamento, han de ser buenos, y no es fácil contactar con proveedores de garantía.</text:span><text:span text:style-name="T2"/></text:p>
        </text:list-item>
      </text:list>
      <text:p text:style-name="P7" loext:marker-style-name="T2"><text:tab/><text:span text:style-name="T3">debilidades</text:span></text:p>
      <text:list text:continue-numbering="true" text:style-name="WWNum1">
        <text:list-item>
          <text:p text:style-name="P5" loext:marker-style-name="T2"><text:span text:style-name="T2">Google Trends les ha “chivado” cómo han ido a más las búsquedas en Google relacionadas con palabras como “mirar el cielo”, “mirar las estrellas”, “telescopio”.</text:span><text:span text:style-name="T2"/></text:p>
        </text:list-item>
      </text:list>
      <text:p text:style-name="P7" loext:marker-style-name="T2"><text:tab/><text:span text:style-name="T4">oportunidad</text:span></text:p>
      <text:list text:continue-numbering="true" text:style-name="WWNum1">
        <text:list-item>
          <text:p text:style-name="P5" loext:marker-style-name="T2"><text:span text:style-name="T2">La Consejería de Turismo de Castilla y León no exige unos trámites especiales en relación al tema de licencias, así como tampoco en relación a los requisitos que debe reunir la casa para formar parte de la oferta turística.</text:span><text:span text:style-name="T2"/></text:p>
        </text:list-item>
      </text:list>
      <text:p text:style-name="P7" loext:marker-style-name="T2"><text:tab/><text:span text:style-name="T4">oportunidad</text:span></text:p>
      <text:list text:continue-numbering="true" text:style-name="WWNum1">
        <text:list-item>
          <text:p text:style-name="P5" loext:marker-style-name="T2"><text:span text:style-name="T2">Sergio ha tenido un primer contacto con algún banco y sabe que los intereses por los préstamos son altos en este momento de incertidumbre económica.</text:span><text:span text:style-name="T2"/></text:p>
        </text:list-item>
      </text:list>
      <text:p text:style-name="P7" loext:marker-style-name="T2"><text:tab/><text:span text:style-name="T4">amenaza</text:span></text:p>
      <text:list text:continue-numbering="true" text:style-name="WWNum1">
        <text:list-item>
          <text:p text:style-name="P5" loext:marker-style-name="T2"><text:span text:style-name="T2">Andrea, Christian, Sergio y Gonzalo enfocan su idea más allá de la búsqueda de beneficio económico, y tienen claro que a diferencia de las casas rurales de la zona, van a impulsar acciones de responsabilidad social: han previsto desarrollar talleres dirigidos a niños de la comarca con el fin de concienciarles de la importancia de tener una atmósfera “sana” que nos regale la posibilidad de vislumbrar todo aquello que “está ahí arriba”.</text:span><text:span text:style-name="T2"/></text:p>
        </text:list-item>
      </text:list>
      <text:p text:style-name="P7" loext:marker-style-name="T2"><text:tab/><text:span text:style-name="T4">fortaleza</text:span></text:p>
      <text:list text:continue-numbering="true" text:style-name="WWNum1">
        <text:list-item>
          <text:p text:style-name="P5" loext:marker-style-name="T2"><text:span text:style-name="T2">Los jóvenes emprendedores no tienen experiencia en la gestión de un negocio.</text:span><text:span text:style-name="T2"/></text:p>
        </text:list-item>
      </text:list>
      <text:p text:style-name="P7" loext:marker-style-name="T2"><text:tab/><text:span text:style-name="T3">debilidades</text:span></text:p>
      <text:list text:continue-numbering="true" text:style-name="WWNum1">
        <text:list-item>
          <text:p text:style-name="P8" loext:marker-style-name="T2"><text:soft-page-break/>Pese a apostar por un mercado maduro (turismo), ellos tienen una propuesta de valor única, ya que han sido capaces de encontrar una solución a un problema no resuelto hasta ahora.</text:p>
          <text:p text:style-name="P9" loext:marker-style-name="T2">fortaleza</text:p>
        </text:list-item>
        <text:list-item>
          <text:p text:style-name="P5" loext:marker-style-name="T2"><text:span text:style-name="T2">Andrea forma parte de la asociación “Amigos del Planetario”, y tiene contactos con amantes de la astronomía (dos veces al mes se reúne en el Planetario con personas aficionadas a la astronomía).</text:span><text:span text:style-name="T2"/></text:p>
        </text:list-item>
      </text:list>
      <text:p text:style-name="P10" loext:marker-style-name="T2"><text:tab/><text:span text:style-name="T3">fortaleza</text:span></text:p>
      <text:list text:continue-numbering="true" text:style-name="WWNum1">
        <text:list-item>
          <text:p text:style-name="P5" loext:marker-style-name="T2"><text:span text:style-name="T2">El acceso a los canales de distribución no es complejo, simplemente exige acceder a los distintos canales de turismo rural en internet y situarse como oferta en ellos, así como darse a conocer en redes sociales concretas.</text:span><text:span text:style-name="T2"/></text:p>
        </text:list-item>
      </text:list>
      <text:p text:style-name="P4" loext:marker-style-name="T2"><text:tab/><text:span text:style-name="T4">oportunidad</text:span></text:p>
      <text:list text:continue-numbering="true" text:style-name="WWNum1">
        <text:list-item>
          <text:p text:style-name="P5" loext:marker-style-name="T2"><text:span text:style-name="T2">Existen productos sustitutivos en la zona: un albergue, un campamento y dos hoteles rurales.</text:span><text:span text:style-name="T2"/></text:p>
        </text:list-item>
      </text:list>
      <text:p text:style-name="P11" loext:marker-style-name="T2"><text:tab/><text:span text:style-name="T5">amenazas</text:span></text:p>
      <text:list text:continue-numbering="true" text:style-name="WWNum1">
        <text:list-item>
          <text:p text:style-name="P5" loext:marker-style-name="T2"><text:span text:style-name="T2">El modelo de negocio que se impulsaría a partir del problema detectado pasa por adquirir una casa, reformarla, adaptarla y dotarla de aquello que aporta valor al cliente. Tras hacer un cálculo orientativo de inversiones y gastos iniciales, los emprendedores sólo tendrían ahorrado el 25% de la financiación necesaria.</text:span><text:span text:style-name="T2"/></text:p>
        </text:list-item>
      </text:list>
      <text:p text:style-name="P4" loext:marker-style-name="T2"><text:tab/><text:span text:style-name="T5">debilidades</text:span></text:p>
      <text:list text:continue-numbering="true" text:style-name="WWNum1">
        <text:list-item>
          <text:p text:style-name="P5" loext:marker-style-name="T2"><text:span text:style-name="T2">Tienen un gran conocimiento de su early adopter. Partiendo de las hipótesis formuladas en el lienzo “early adopter-propuesta de valor”, diseñaron una muy buena “entrevista problema”, la cual llevaron a redes sociales aficionadas a la astronomía, y les permitió aprender mucho.</text:span><text:span text:style-name="T2"/></text:p>
        </text:list-item>
      </text:list>
      <text:p text:style-name="P4" loext:marker-style-name="T2"><text:tab/><text:span text:style-name="T5">fortalezas</text:span></text:p>
      <text:list text:continue-numbering="true" text:style-name="WWNum1">
        <text:list-item>
          <text:p text:style-name="P5" loext:marker-style-name="T2"><text:span text:style-name="T2">Christian realizó un ciclo de Desarrollo de Aplicaciones Web y es un experto en el diseño de webs.</text:span><text:span text:style-name="T2"/></text:p>
        </text:list-item>
      </text:list>
      <text:p text:style-name="P11" loext:marker-style-name="T2"><text:tab/><text:span text:style-name="T5">fortalezas</text:span></text:p>
      <text:list text:continue-numbering="true" text:style-name="WWNum1">
        <text:list-item>
          <text:p text:style-name="P5" loext:marker-style-name="T2"><text:span text:style-name="T2">Existen discrepancias en el equipo. Una casa es muy difícil de prototipar y de testar, y ellos apuestan por una app de astronomía, la cual sí sería fácil de mostrar a aquellos que tienen el problema y a partir de aquí seguir aprendiendo.</text:span><text:span text:style-name="T2"/></text:p>
        </text:list-item>
      </text:list>
      <text:p text:style-name="P4" loext:marker-style-name="T2"><text:tab/><text:span text:style-name="T4">debilidad</text:span></text:p>
      <text:list text:continue-numbering="true" text:style-name="WWNum1">
        <text:list-item>
          <text:p text:style-name="P5" loext:marker-style-name="T2"><text:span text:style-name="T2">La Junta de Castilla y León acaba de aprobar una ley que destina fondos para aquellos emprendedores que apuesten por desarrollar actividades vinculadas a medio ambiente.</text:span><text:span text:style-name="T2"/></text:p>
        </text:list-item>
      </text:list>
      <text:p text:style-name="P11" loext:marker-style-name="T2"><text:tab/><text:span text:style-name="T5">oportunidades</text:span></text:p>
      <text:list text:continue-numbering="true" text:style-name="WWNum1">
        <text:list-item>
          <text:p text:style-name="P5" loext:marker-style-name="T2"><text:span text:style-name="T2">Gonzalo tiene a su cuidado a su madre, y muchos fines de semana tendría problemas para acudir a la casa a impartir los talleres, por lo que tendría que acudir necesariamente Andrea, la otra emprendedora con conocimientos de astrofísica.</text:span><text:span text:style-name="T2"/></text:p>
        </text:list-item>
      </text:list>
      <text:p text:style-name="P4" loext:marker-style-name="T2"><text:tab/><text:span text:style-name="T5">debilidades</text:span></text:p>
      <text:list text:continue-numbering="true" text:style-name="WWNum1">
        <text:list-item>
          <text:p text:style-name="P8" loext:marker-style-name="T2">Todo el equipo cursó empresa e iniciativa emprendedora, actual IPE II, y tienen muy buenos conocimientos de emprendimiento y metodologías innovadoras en la solución de problemas.</text:p>
          <text:p text:style-name="P12">fortaleza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s" fo:country="ES"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2pt" fo:language="es" fo:country="ES"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chapter">
      <style:paragraph-properties fo:keep-together="always" fo:keep-with-next="always"/>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chapter">
      <style:paragraph-properties fo:keep-together="always" fo:keep-with-next="always"/>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ar" style:class="chapter">
      <style:paragraph-properties fo:margin-top="0cm" fo:margin-bottom="0.282cm" style:contextual-spacing="false"/>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2f5496" loext:opacity="100%"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2f5496"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2f5496"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Calibri1" style:font-family-asian="Calibr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dro Benítez</meta:initial-creator>
    <meta:editing-cycles>6</meta:editing-cycles>
    <meta:creation-date>2025-11-27T07:40:00</meta:creation-date>
    <dc:date>2025-11-27T21:34:10.232166100</dc:date>
    <meta:editing-duration>PT59M51S</meta:editing-duration>
    <meta:generator>LibreOffice/25.8.2.2$Windows_X86_64 LibreOffice_project/d401f2107ccab8f924a8e2df40f573aab7605b6f</meta:generator>
    <meta:document-statistic meta:table-count="0" meta:image-count="0" meta:object-count="0" meta:page-count="2" meta:paragraph-count="44" meta:word-count="768" meta:character-count="4732" meta:non-whitespace-character-count="4011"/>
    <meta:user-defined meta:name="AppVersion">16.0000</meta:user-defined>
    <meta:template xlink:type="simple" xlink:actuate="onRequest" xlink:title="Normal.dotm" xlink:href=""/>
  </office:meta>
</office:document-meta>
</file>